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64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365cm" svg:y1="14.846cm" svg:x2="10.797cm" svg:y2="14.846cm">
            <text:p/>
          </draw:line>
          <draw:line draw:style-name="gr2" draw:text-style-name="P1" draw:layer="layout" svg:x1="10.373cm" svg:y1="15.275cm" svg:x2="11.233cm" svg:y2="15.275cm">
            <text:p/>
          </draw:line>
          <draw:line draw:style-name="gr1" draw:text-style-name="P1" draw:layer="layout" svg:x1="11.231cm" svg:y1="15.279cm" svg:x2="11.231cm" svg:y2="14.846cm">
            <text:p/>
          </draw:line>
          <draw:line draw:style-name="gr1" draw:text-style-name="P1" draw:layer="layout" svg:x1="10.801cm" svg:y1="14.846cm" svg:x2="11.232cm" svg:y2="14.846cm">
            <text:p/>
          </draw:line>
          <draw:line draw:style-name="gr1" draw:text-style-name="P1" draw:layer="layout" svg:x1="10.369cm" svg:y1="15.712cm" svg:x2="10.801cm" svg:y2="15.712cm">
            <text:p/>
          </draw:line>
          <draw:line draw:style-name="gr1" draw:text-style-name="P1" draw:layer="layout" svg:x1="10.369cm" svg:y1="16.122cm" svg:x2="10.369cm" svg:y2="14.832cm">
            <text:p/>
          </draw:line>
          <draw:line draw:style-name="gr1" draw:text-style-name="P1" draw:layer="layout" svg:x1="10.801cm" svg:y1="16.118cm" svg:x2="10.801cm" svg:y2="13.968cm">
            <text:p/>
          </draw:line>
          <draw:line draw:style-name="gr1" draw:text-style-name="P1" draw:layer="layout" svg:x1="10.369cm" svg:y1="16.118cm" svg:x2="10.801cm" svg:y2="16.118cm">
            <text:p/>
          </draw:line>
          <draw:line draw:style-name="gr1" draw:text-style-name="P1" draw:layer="layout" svg:x1="11.231cm" svg:y1="14.846cm" svg:x2="11.231cm" svg:y2="14.414cm">
            <text:p/>
          </draw:line>
          <draw:line draw:style-name="gr1" draw:text-style-name="P1" draw:layer="layout" svg:x1="10.801cm" svg:y1="14.414cm" svg:x2="11.233cm" svg:y2="14.414cm">
            <text:p/>
          </draw:line>
          <draw:line draw:style-name="gr1" draw:text-style-name="P1" draw:layer="layout" svg:x1="11.231cm" svg:y1="14.413cm" svg:x2="11.231cm" svg:y2="13.981cm">
            <text:p/>
          </draw:line>
          <draw:line draw:style-name="gr1" draw:text-style-name="P1" draw:layer="layout" svg:x1="10.801cm" svg:y1="13.981cm" svg:x2="11.233cm" svg:y2="13.981cm">
            <text:p/>
          </draw:line>
          <draw:frame draw:style-name="gr3" draw:text-style-name="P3" draw:layer="layout" svg:width="0.311cm" svg:height="0.438cm" svg:x="10.425cm" svg:y="14.869cm">
            <draw:text-box>
              <text:p text:style-name="P2"><text:span text:style-name="T1">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84" draw:display-name="Dashed (var) 6484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1:53:50.041546674</meta:creation-date>
    <dc:date>2018-05-18T11:54:07.246483977</dc:date>
    <meta:editing-duration>PT17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